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346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43"/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437in" svg:height="3.5843in" svg:x="13.0646in" svg:y="2.9756in">
            <draw:object draw:notify-on-update-of-ranges="Sheet1.P3:Sheet1.P9 Sheet1.Q2:Sheet1.Q2 Sheet1.Q3:Sheet1.Q9 Sheet1.P3:Sheet1.P9 Sheet1.R2:Sheet1.R2 Sheet1.R3:Sheet1.R9 Sheet1.P3:Sheet1.P9 Sheet1.S2:Sheet1.S2 Sheet1.S3:Sheet1.S9 Sheet1.P3:Sheet1.P9 Sheet1.T2:Sheet1.T2 Sheet1.T3:Sheet1.T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798in" svg:height="3.8421in" svg:x="7.2516in" svg:y="2.8677in">
            <draw:object draw:notify-on-update-of-ranges="Sheet1.Q2:Sheet1.T2 Sheet1.P3:Sheet1.P3 Sheet1.Q3:Sheet1.T3 Sheet1.P4:Sheet1.P4 Sheet1.Q4:Sheet1.T4 Sheet1.P5:Sheet1.P5 Sheet1.Q5:Sheet1.T5 Sheet1.P6:Sheet1.P6 Sheet1.Q6:Sheet1.T6 Sheet1.P7:Sheet1.P7 Sheet1.Q7:Sheet1.T7 Sheet1.P8:Sheet1.P8 Sheet1.Q8:Sheet1.T8 Sheet1.P9:Sheet1.P9 Sheet1.Q9:Sheet1.T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number-columns-repeated="8" table:default-cell-style-name="ce6"/>
        <table:table-column table:style-name="co3" table:number-columns-repeated="5" table:default-cell-style-name="ce5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ataset</text:p>
          </table:table-cell>
          <table:table-cell table:style-name="ce3" office:value-type="string" calcext:value-type="string" table:number-columns-spanned="6" table:number-rows-spanned="1">
            <text:p>Bounding Box</text:p>
          </table:table-cell>
          <table:covered-table-cell table:number-columns-repeated="5" table:style-name="ce2"/>
          <table:table-cell table:style-name="ce1" office:value-type="string" calcext:value-type="string" table:number-columns-spanned="2" table:number-rows-spanned="1">
            <text:p>Mean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1X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2X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4X time</text:p>
          </table:table-cell>
          <table:covered-table-cell table:style-name="ce1"/>
          <table:table-cell table:style-name="ce1"/>
          <table:table-cell table:style-name="Default" table:number-columns-repeated="4"/>
          <table:table-cell table:style-name="ce1" office:value-type="string" calcext:value-type="string" table:number-columns-spanned="3" table:number-rows-spanned="1">
            <text:p>T-tests</text:p>
          </table:table-cell>
          <table:covered-table-cell table:number-columns-repeated="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X start</text:p>
          </table:table-cell>
          <table:table-cell table:style-name="ce4" office:value-type="string" calcext:value-type="string">
            <text:p>X end</text:p>
          </table:table-cell>
          <table:table-cell table:style-name="ce4" office:value-type="string" calcext:value-type="string">
            <text:p>Y start</text:p>
          </table:table-cell>
          <table:table-cell table:style-name="ce4" office:value-type="string" calcext:value-type="string">
            <text:p>Y end</text:p>
          </table:table-cell>
          <table:table-cell table:style-name="ce1" office:value-type="string" calcext:value-type="string">
            <text:p>Z start</text:p>
          </table:table-cell>
          <table:table-cell table:style-name="ce1" office:value-type="string" calcext:value-type="string">
            <text:p>Z end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Finish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Finish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Finish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Finish</text:p>
          </table:table-cell>
          <table:table-cell table:style-name="ce1" office:value-type="string" calcext:value-type="string">
            <text:p>B Voxels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4X</text:p>
          </table:table-cell>
          <table:table-cell table:style-name="ce1" office:value-type="string" calcext:value-type="string">
            <text:p>Mean vs. 1X</text:p>
          </table:table-cell>
          <table:table-cell table:style-name="ce1" office:value-type="string" calcext:value-type="string">
            <text:p>1X vs. 2X</text:p>
          </table:table-cell>
          <table:table-cell table:style-name="ce1" office:value-type="string" calcext:value-type="string">
            <text:p>2X vs. 4X</text:p>
          </table:table-cell>
          <table:table-cell/>
        </table:table-row>
        <table:table-row table:style-name="ro1">
          <table:table-cell office:value-type="string" calcext:value-type="string">
            <text:p>2019-11-07 E6.50 F6nGFP+LmChMesp1 Datase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4" calcext:value-type="float">
            <text:p>100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317" calcext:value-type="float">
            <text:p>131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time" office:time-value="PT17H38M00S" calcext:value-type="time">
            <text:p>05:38:00 PM</text:p>
          </table:table-cell>
          <table:table-cell office:value-type="time" office:time-value="PT17H40M36S" calcext:value-type="time">
            <text:p>05:40:36 PM</text:p>
          </table:table-cell>
          <table:table-cell office:value-type="time" office:time-value="PT14H01M56S" calcext:value-type="time">
            <text:p>02:01:56 PM</text:p>
          </table:table-cell>
          <table:table-cell office:value-type="time" office:time-value="PT14H18M50S" calcext:value-type="time">
            <text:p>02:18:50 PM</text:p>
          </table:table-cell>
          <table:table-cell office:value-type="time" office:time-value="PT16H58M13S" calcext:value-type="time">
            <text:p>04:58:13 PM</text:p>
          </table:table-cell>
          <table:table-cell office:value-type="time" office:time-value="PT17H04M22S" calcext:value-type="time">
            <text:p>05:04:22 PM</text:p>
          </table:table-cell>
          <table:table-cell office:value-type="time" office:time-value="PT17H28M42S" calcext:value-type="time">
            <text:p>05:28:42 PM</text:p>
          </table:table-cell>
          <table:table-cell office:value-type="time" office:time-value="PT17H33M50S" calcext:value-type="time">
            <text:p>05:33:50 PM</text:p>
          </table:table-cell>
          <table:table-cell table:formula="of:=ROUND(([.C3]-[.B3])*([.E3]-[.D3])*([.G3]-[.F3])/1000000000;2)" office:value-type="float" office:value="0.37" calcext:value-type="float">
            <text:p>0.37</text:p>
          </table:table-cell>
          <table:table-cell table:formula="of:=([.I3]*86400)-([.H3]*86400)" office:value-type="float" office:value="155.999999999993" calcext:value-type="float">
            <text:p>155.999999999993</text:p>
          </table:table-cell>
          <table:table-cell table:formula="of:=([.K3]*86400)-([.J3]*86400)" office:value-type="float" office:value="1013.99999999999" calcext:value-type="float">
            <text:p>1013.99999999999</text:p>
          </table:table-cell>
          <table:table-cell table:formula="of:=([.M3]*86400)-([.L3]*86400)" office:value-type="float" office:value="369.000000000007" calcext:value-type="float">
            <text:p>369.000000000007</text:p>
          </table:table-cell>
          <table:table-cell table:formula="of:=([.O3]*86400)-([.N3]*86400)" office:value-type="float" office:value="308" calcext:value-type="float">
            <text:p>308</text:p>
          </table:table-cell>
          <table:table-cell table:formula="of:=TTEST([.Q3:.Q9];[.R3:.R9];2;1)" office:value-type="float" office:value="0.00000773422561721923" calcext:value-type="float">
            <text:p>7.73422561721923E-06</text:p>
          </table:table-cell>
          <table:table-cell table:formula="of:=TTEST([.R3:.R9];[.S3:.S9];2;1)" office:value-type="float" office:value="0.0000128599912973053" calcext:value-type="float">
            <text:p>1.28599912973053E-05</text:p>
          </table:table-cell>
          <table:table-cell table:formula="of:=TTEST([.S3:.S9];[.T3:.T9];2;1)" office:value-type="float" office:value="0.000183117984234148" calcext:value-type="float">
            <text:p>0.000183117984234</text:p>
          </table:table-cell>
          <table:table-cell table:style-name="ce7" office:value-type="string" calcext:value-type="string">
            <text:p>Paired</text:p>
          </table:table-cell>
        </table:table-row>
        <table:table-row table:style-name="ro1">
          <table:table-cell office:value-type="string" calcext:value-type="string">
            <text:p>2019-10-31 E6.75 F6nGFP+LmChMesp1 Dataset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time" office:time-value="PT21H09M05S" calcext:value-type="time">
            <text:p>09:09:05 PM</text:p>
          </table:table-cell>
          <table:table-cell office:value-type="time" office:time-value="PT21H10M44S" calcext:value-type="time">
            <text:p>09:10:44 PM</text:p>
          </table:table-cell>
          <table:table-cell office:value-type="time" office:time-value="PT20H16M31S" calcext:value-type="time">
            <text:p>08:16:31 PM</text:p>
          </table:table-cell>
          <table:table-cell office:value-type="time" office:time-value="PT20H31M54S" calcext:value-type="time">
            <text:p>08:31:54 PM</text:p>
          </table:table-cell>
          <table:table-cell office:value-type="time" office:time-value="PT20H56M07S" calcext:value-type="time">
            <text:p>08:56:07 PM</text:p>
          </table:table-cell>
          <table:table-cell office:value-type="time" office:time-value="PT21H00M25S" calcext:value-type="time">
            <text:p>09:00:25 PM</text:p>
          </table:table-cell>
          <table:table-cell office:value-type="time" office:time-value="PT21H04M27S" calcext:value-type="time">
            <text:p>09:04:27 PM</text:p>
          </table:table-cell>
          <table:table-cell office:value-type="time" office:time-value="PT21H07M47S" calcext:value-type="time">
            <text:p>09:07:47 PM</text:p>
          </table:table-cell>
          <table:table-cell table:formula="of:=ROUND(([.C4]-[.B4])*([.E4]-[.D4])*([.G4]-[.F4])/1000000000;2)" office:value-type="float" office:value="0.41" calcext:value-type="float">
            <text:p>0.41</text:p>
          </table:table-cell>
          <table:table-cell table:formula="of:=([.I4]*86400)-([.H4]*86400)" office:value-type="float" office:value="99" calcext:value-type="float">
            <text:p>99</text:p>
          </table:table-cell>
          <table:table-cell table:formula="of:=([.K4]*86400)-([.J4]*86400)" office:value-type="float" office:value="923" calcext:value-type="float">
            <text:p>923</text:p>
          </table:table-cell>
          <table:table-cell table:formula="of:=([.M4]*86400)-([.L4]*86400)" office:value-type="float" office:value="258" calcext:value-type="float">
            <text:p>258</text:p>
          </table:table-cell>
          <table:table-cell table:formula="of:=([.O4]*86400)-([.N4]*86400)" office:value-type="float" office:value="200" calcext:value-type="float">
            <text:p>200</text:p>
          </table:table-cell>
          <table:table-cell table:formula="of:=TTEST([.Q3:.Q9];[.R3:.R9];2;3)" office:value-type="float" office:value="0.000009361796396334" calcext:value-type="float">
            <text:p>9.361796396334E-06</text:p>
          </table:table-cell>
          <table:table-cell table:formula="of:=TTEST([.R3:.R9];[.S3:.S9];2;3)" office:value-type="float" office:value="0.0000175030382115205" calcext:value-type="float">
            <text:p>1.75030382115205E-05</text:p>
          </table:table-cell>
          <table:table-cell table:formula="of:=TTEST([.S3:.S9];[.T3:.T9];2;3)" office:value-type="float" office:value="0.267372326342812" calcext:value-type="float">
            <text:p>0.267372326342812</text:p>
          </table:table-cell>
          <table:table-cell table:style-name="ce7" office:value-type="string" calcext:value-type="string">
            <text:p>Unpaired</text:p>
          </table:table-cell>
        </table:table-row>
        <table:table-row table:style-name="ro1">
          <table:table-cell office:value-type="string" calcext:value-type="string">
            <text:p>2020-05-26 E6.75 Mesp1KO F6nGFP+LmChMesp1 Dataset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time" office:time-value="PT11H21M49S" calcext:value-type="time">
            <text:p>11:21:49 AM</text:p>
          </table:table-cell>
          <table:table-cell office:value-type="time" office:time-value="PT11H23M41S" calcext:value-type="time">
            <text:p>11:23:41 AM</text:p>
          </table:table-cell>
          <table:table-cell office:value-type="time" office:time-value="PT07H08M19S" calcext:value-type="time">
            <text:p>07:08:19 AM</text:p>
          </table:table-cell>
          <table:table-cell office:value-type="time" office:time-value="PT07H30M18S" calcext:value-type="time">
            <text:p>07:30:18 AM</text:p>
          </table:table-cell>
          <table:table-cell office:value-type="time" office:time-value="PT09H18M39S" calcext:value-type="time">
            <text:p>09:18:39 AM</text:p>
          </table:table-cell>
          <table:table-cell office:value-type="time" office:time-value="PT09H24M00S" calcext:value-type="time">
            <text:p>09:24:00 AM</text:p>
          </table:table-cell>
          <table:table-cell office:value-type="time" office:time-value="PT09H46M28S" calcext:value-type="time">
            <text:p>09:46:28 AM</text:p>
          </table:table-cell>
          <table:table-cell office:value-type="time" office:time-value="PT09H50M22S" calcext:value-type="time">
            <text:p>09:50:22 AM</text:p>
          </table:table-cell>
          <table:table-cell table:formula="of:=ROUND(([.C5]-[.B5])*([.E5]-[.D5])*([.G5]-[.F5])/1000000000;2)" office:value-type="float" office:value="0.43" calcext:value-type="float">
            <text:p>0.43</text:p>
          </table:table-cell>
          <table:table-cell table:formula="of:=([.I5]*86400)-([.H5]*86400)" office:value-type="float" office:value="112" calcext:value-type="float">
            <text:p>112</text:p>
          </table:table-cell>
          <table:table-cell table:formula="of:=([.K5]*86400)-([.J5]*86400)" office:value-type="float" office:value="1319" calcext:value-type="float">
            <text:p>1319</text:p>
          </table:table-cell>
          <table:table-cell table:formula="of:=([.M5]*86400)-([.L5]*86400)" office:value-type="float" office:value="321" calcext:value-type="float">
            <text:p>321</text:p>
          </table:table-cell>
          <table:table-cell table:formula="of:=([.O5]*86400)-([.N5]*86400)"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7-31 F6nG_Ai14Mefc2AHF E7.5 Dataset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time" office:time-value="PT07H01M33S" calcext:value-type="time">
            <text:p>07:01:33 AM</text:p>
          </table:table-cell>
          <table:table-cell office:value-type="time" office:time-value="PT07H04M51S" calcext:value-type="time">
            <text:p>07:04:51 AM</text:p>
          </table:table-cell>
          <table:table-cell office:value-type="time" office:time-value="PT21H18M48S" calcext:value-type="time">
            <text:p>09:18:48 PM</text:p>
          </table:table-cell>
          <table:table-cell office:value-type="time" office:time-value="PT21H44M03S" calcext:value-type="time">
            <text:p>09:44:03 PM</text:p>
          </table:table-cell>
          <table:table-cell office:value-type="time" office:time-value="PT06H08M55S" calcext:value-type="time">
            <text:p>06:08:55 AM</text:p>
          </table:table-cell>
          <table:table-cell office:value-type="time" office:time-value="PT06H16M49S" calcext:value-type="time">
            <text:p>06:16:49 AM</text:p>
          </table:table-cell>
          <table:table-cell office:value-type="time" office:time-value="PT06H23M59S" calcext:value-type="time">
            <text:p>06:23:59 AM</text:p>
          </table:table-cell>
          <table:table-cell office:value-type="time" office:time-value="PT06H30M22S" calcext:value-type="time">
            <text:p>06:30:22 AM</text:p>
          </table:table-cell>
          <table:table-cell table:formula="of:=ROUND(([.C6]-[.B6])*([.E6]-[.D6])*([.G6]-[.F6])/1000000000;2)" office:value-type="float" office:value="0.86" calcext:value-type="float">
            <text:p>0.86</text:p>
          </table:table-cell>
          <table:table-cell table:formula="of:=([.I6]*86400)-([.H6]*86400)" office:value-type="float" office:value="198" calcext:value-type="float">
            <text:p>198</text:p>
          </table:table-cell>
          <table:table-cell table:formula="of:=([.K6]*86400)-([.J6]*86400)" office:value-type="float" office:value="1515" calcext:value-type="float">
            <text:p>1515</text:p>
          </table:table-cell>
          <table:table-cell table:formula="of:=([.M6]*86400)-([.L6]*86400)" office:value-type="float" office:value="474" calcext:value-type="float">
            <text:p>474</text:p>
          </table:table-cell>
          <table:table-cell table:formula="of:=([.O6]*86400)-([.N6]*86400)" office:value-type="float" office:value="383.000000000004" calcext:value-type="float">
            <text:p>383.00000000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4-22 E7.75 F6nGFP+LmChMesp1 Dataset</text:p>
          </table:table-cell>
          <table:table-cell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time" office:time-value="PT10H58M20S" calcext:value-type="time">
            <text:p>10:58:20 AM</text:p>
          </table:table-cell>
          <table:table-cell office:value-type="time" office:time-value="PT11H01M44S" calcext:value-type="time">
            <text:p>11:01:44 AM</text:p>
          </table:table-cell>
          <table:table-cell office:value-type="time" office:time-value="PT21H16M33S" calcext:value-type="time">
            <text:p>09:16:33 PM</text:p>
          </table:table-cell>
          <table:table-cell office:value-type="time" office:time-value="PT21H39M28S" calcext:value-type="time">
            <text:p>09:39:28 PM</text:p>
          </table:table-cell>
          <table:table-cell office:value-type="time" office:time-value="PT07H35M59S" calcext:value-type="time">
            <text:p>07:35:59 AM</text:p>
          </table:table-cell>
          <table:table-cell office:value-type="time" office:time-value="PT07H44M06S" calcext:value-type="time">
            <text:p>07:44:06 AM</text:p>
          </table:table-cell>
          <table:table-cell office:value-type="time" office:time-value="PT10H22M22S" calcext:value-type="time">
            <text:p>10:22:22 AM</text:p>
          </table:table-cell>
          <table:table-cell office:value-type="time" office:time-value="PT10H29M47S" calcext:value-type="time">
            <text:p>10:29:47 AM</text:p>
          </table:table-cell>
          <table:table-cell table:formula="of:=ROUND(([.C7]-[.B7])*([.E7]-[.D7])*([.G7]-[.F7])/1000000000;2)" office:value-type="float" office:value="0.99" calcext:value-type="float">
            <text:p>0.99</text:p>
          </table:table-cell>
          <table:table-cell table:formula="of:=([.I7]*86400)-([.H7]*86400)" office:value-type="float" office:value="203.999999999993" calcext:value-type="float">
            <text:p>203.999999999993</text:p>
          </table:table-cell>
          <table:table-cell table:formula="of:=([.K7]*86400)-([.J7]*86400)" office:value-type="float" office:value="1375.00000000001" calcext:value-type="float">
            <text:p>1375.00000000001</text:p>
          </table:table-cell>
          <table:table-cell table:formula="of:=([.M7]*86400)-([.L7]*86400)" office:value-type="float" office:value="487.000000000004" calcext:value-type="float">
            <text:p>487.000000000004</text:p>
          </table:table-cell>
          <table:table-cell table:formula="of:=([.O7]*86400)-([.N7]*86400)"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14 E7.00 F6nGFP+LmChMesp1 Dataset</text:p>
          </table:table-cell>
          <table:table-cell office:value-type="float" office:value="0" calcext:value-type="float">
            <text:p>0</text:p>
          </table:table-cell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time" office:time-value="PT21H06M03S" calcext:value-type="time">
            <text:p>09:06:03 PM</text:p>
          </table:table-cell>
          <table:table-cell office:value-type="time" office:time-value="PT21H08M56S" calcext:value-type="time">
            <text:p>09:08:56 PM</text:p>
          </table:table-cell>
          <table:table-cell office:value-type="time" office:time-value="PT17H54M36S" calcext:value-type="time">
            <text:p>05:54:36 PM</text:p>
          </table:table-cell>
          <table:table-cell office:value-type="time" office:time-value="PT18H12M23S" calcext:value-type="time">
            <text:p>06:12:23 PM</text:p>
          </table:table-cell>
          <table:table-cell office:value-type="time" office:time-value="PT20H07M20S" calcext:value-type="time">
            <text:p>08:07:20 PM</text:p>
          </table:table-cell>
          <table:table-cell office:value-type="time" office:time-value="PT20H14M10S" calcext:value-type="time">
            <text:p>08:14:10 PM</text:p>
          </table:table-cell>
          <table:table-cell office:value-type="time" office:time-value="PT20H52M57S" calcext:value-type="time">
            <text:p>08:52:57 PM</text:p>
          </table:table-cell>
          <table:table-cell office:value-type="time" office:time-value="PT20H58M44S" calcext:value-type="time">
            <text:p>08:58:44 PM</text:p>
          </table:table-cell>
          <table:table-cell table:formula="of:=ROUND(([.C8]-[.B8])*([.E8]-[.D8])*([.G8]-[.F8])/1000000000;2)" office:value-type="float" office:value="1.32" calcext:value-type="float">
            <text:p>1.32</text:p>
          </table:table-cell>
          <table:table-cell table:formula="of:=([.I8]*86400)-([.H8]*86400)" office:value-type="float" office:value="173" calcext:value-type="float">
            <text:p>173</text:p>
          </table:table-cell>
          <table:table-cell table:formula="of:=([.K8]*86400)-([.J8]*86400)" office:value-type="float" office:value="1067" calcext:value-type="float">
            <text:p>1067</text:p>
          </table:table-cell>
          <table:table-cell table:formula="of:=([.M8]*86400)-([.L8]*86400)" office:value-type="float" office:value="410" calcext:value-type="float">
            <text:p>410</text:p>
          </table:table-cell>
          <table:table-cell table:formula="of:=([.O8]*86400)-([.N8]*86400)"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0-04 F6nG_Ai14Mesp1 E7.0 Datase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303" calcext:value-type="float">
            <text:p>130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69" calcext:value-type="float">
            <text:p>196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time" office:time-value="PT18H20M56S" calcext:value-type="time">
            <text:p>06:20:56 PM</text:p>
          </table:table-cell>
          <table:table-cell office:value-type="time" office:time-value="PT18H25M38S" calcext:value-type="time">
            <text:p>06:25:38 PM</text:p>
          </table:table-cell>
          <table:table-cell office:value-type="time" office:time-value="PT15H36M21S" calcext:value-type="time">
            <text:p>03:36:21 PM</text:p>
          </table:table-cell>
          <table:table-cell office:value-type="time" office:time-value="PT16H00M36S" calcext:value-type="time">
            <text:p>04:00:36 PM</text:p>
          </table:table-cell>
          <table:table-cell office:value-type="time" office:time-value="PT16H43M45S" calcext:value-type="time">
            <text:p>04:43:45 PM</text:p>
          </table:table-cell>
          <table:table-cell office:value-type="time" office:time-value="PT16H54M15S" calcext:value-type="time">
            <text:p>04:54:15 PM</text:p>
          </table:table-cell>
          <table:table-cell office:value-type="time" office:time-value="PT17H08M00S" calcext:value-type="time">
            <text:p>05:08:00 PM</text:p>
          </table:table-cell>
          <table:table-cell office:value-type="time" office:time-value="PT17H16M39S" calcext:value-type="time">
            <text:p>05:16:39 PM</text:p>
          </table:table-cell>
          <table:table-cell table:formula="of:=ROUND(([.C9]-[.B9])*([.E9]-[.D9])*([.G9]-[.F9])/1000000000;2)" office:value-type="float" office:value="1.44" calcext:value-type="float">
            <text:p>1.44</text:p>
          </table:table-cell>
          <table:table-cell table:formula="of:=([.I9]*86400)-([.H9]*86400)" office:value-type="float" office:value="282" calcext:value-type="float">
            <text:p>282</text:p>
          </table:table-cell>
          <table:table-cell table:formula="of:=([.K9]*86400)-([.J9]*86400)" office:value-type="float" office:value="1454.99999999999" calcext:value-type="float">
            <text:p>1454.99999999999</text:p>
          </table:table-cell>
          <table:table-cell table:formula="of:=([.M9]*86400)-([.L9]*86400)" office:value-type="float" office:value="630.000000000007" calcext:value-type="float">
            <text:p>630.000000000007</text:p>
          </table:table-cell>
          <table:table-cell table:formula="of:=([.O9]*86400)-([.N9]*86400)" office:value-type="float" office:value="518.999999999993" calcext:value-type="float">
            <text:p>518.99999999999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T9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0:19:43.688569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7:49:27.212278655</meta:creation-date>
    <dc:date>2022-02-28T11:22:32.998843779</dc:date>
    <meta:editing-duration>PT8H46M29S</meta:editing-duration>
    <meta:editing-cycles>21</meta:editing-cycles>
    <meta:generator>LibreOffice/6.4.7.2$Linux_X86_64 LibreOffice_project/40$Build-2</meta:generator>
    <meta:document-statistic meta:table-count="1" meta:cell-count="177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25" chart:maximum="1.5" chart:origin="0" chart:interval-major="0.5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400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2">
      <style:text-properties fo:color="#003b76" fo:font-size="16pt" fo:font-weight="bol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2">
      <style:text-properties fo:color="#fe7f00" fo:font-size="16pt" fo:font-weight="bol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4" style:family="chart" style:data-style-name="N2">
      <style:text-properties fo:color="#e3c500" fo:font-size="16pt" fo:font-weight="bold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7" style:family="chart" style:data-style-name="N2">
      <style:text-properties fo:color="#62c400" fo:font-size="16pt" fo:font-weight="bold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336cm" svg:height="9.105cm" xlink:href=".." xlink:type="simple" chart:class="chart:scatter" chart:style-name="ch1">
        <chart:legend chart:legend-position="end" svg:x="8.983cm" svg:y="1.584cm" style:legend-expansion="custom" chartooo:width="4.93cm" chartooo:height="5.936cm" style:legend-expansion-aspect-ratio="0.830525606469003" chart:style-name="ch2"/>
        <chart:plot-area chart:style-name="ch3" table:cell-range-address="Sheet1.P3:Sheet1.T9 Sheet1.Q2:Sheet1.T2" chart:data-source-has-labels="row" svg:x="0.286cm" svg:y="0.182cm" svg:width="8.758cm" svg:height="8.741cm">
          <chartooo:coordinate-region svg:x="1.786cm" svg:y="0.498cm" svg:width="7.258cm" svg:height="7.545cm"/>
          <chart:axis chart:dimension="x" chart:name="primary-x" chart:style-name="ch4"/>
          <chart:axis chart:dimension="y" chart:name="primary-y" chart:style-name="ch5"/>
          <chart:series chart:style-name="ch6" chart:values-cell-range-address="Sheet1.Q3:Sheet1.Q9" chart:label-cell-address="Sheet1.Q2:Sheet1.Q2" chart:class="chart:scatter">
            <chart:domain table:cell-range-address="Sheet1.P3:Sheet1.P9"/>
            <chart:regression-curve chart:style-name="ch7">
              <chart:equation chart:display-equation="false" chart:display-r-square="true" svg:x="5.744cm" svg:y="4.642cm" chart:style-name="ch8"/>
            </chart:regression-curve>
            <chart:data-point chart:repeated="7"/>
          </chart:series>
          <chart:series chart:style-name="ch9" chart:values-cell-range-address="Sheet1.R3:Sheet1.R9" chart:label-cell-address="Sheet1.R2:Sheet1.R2" chart:class="chart:scatter">
            <chart:regression-curve chart:style-name="ch10">
              <chart:equation chart:display-equation="false" chart:display-r-square="true" svg:x="2.99cm" svg:y="1.12cm" chart:style-name="ch11"/>
            </chart:regression-curve>
            <chart:data-point chart:repeated="7"/>
          </chart:series>
          <chart:series chart:style-name="ch12" chart:values-cell-range-address="Sheet1.S3:Sheet1.S9" chart:label-cell-address="Sheet1.S2:Sheet1.S2" chart:class="chart:scatter">
            <chart:regression-curve chart:style-name="ch13">
              <chart:equation chart:display-equation="false" chart:display-r-square="true" svg:x="5.709cm" svg:y="3.337cm" chart:style-name="ch14"/>
            </chart:regression-curve>
            <chart:data-point chart:repeated="7"/>
          </chart:series>
          <chart:series chart:style-name="ch15" chart:values-cell-range-address="Sheet1.T3:Sheet1.T9" chart:label-cell-address="Sheet1.T2:Sheet1.T2" chart:class="chart:scatter">
            <chart:regression-curve chart:style-name="ch16">
              <chart:equation chart:display-equation="false" chart:display-r-square="true" svg:x="5.718cm" svg:y="4.002cm" chart:style-name="ch17"/>
            </chart:regression-curve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n</text:p>
                <draw:g>
                  <svg:desc>Sheet1.Q2:Sheet1.Q2</svg:desc>
                </draw:g>
              </table:table-cell>
              <table:table-cell office:value-type="string">
                <text:p>1X</text:p>
                <draw:g>
                  <svg:desc>Sheet1.R2:Sheet1.R2</svg:desc>
                </draw:g>
              </table:table-cell>
              <table:table-cell office:value-type="string">
                <text:p>2X</text:p>
                <draw:g>
                  <svg:desc>Sheet1.S2:Sheet1.S2</svg:desc>
                </draw:g>
              </table:table-cell>
              <table:table-cell office:value-type="string">
                <text:p>4X</text:p>
                <draw:g>
                  <svg:desc>Sheet1.T2:Sheet1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">
                <text:p>0.37</text:p>
                <draw:g>
                  <svg:desc>Sheet1.P3:Sheet1.P9</svg:desc>
                </draw:g>
              </table:table-cell>
              <table:table-cell office:value-type="float" office:value="155.999999999993">
                <text:p>155.999999999993</text:p>
                <draw:g>
                  <svg:desc>Sheet1.Q3:Sheet1.Q9</svg:desc>
                </draw:g>
              </table:table-cell>
              <table:table-cell office:value-type="float" office:value="1013.99999999999">
                <text:p>1013.99999999999</text:p>
                <draw:g>
                  <svg:desc>Sheet1.R3:Sheet1.R9</svg:desc>
                </draw:g>
              </table:table-cell>
              <table:table-cell office:value-type="float" office:value="369.000000000007">
                <text:p>369.000000000007</text:p>
                <draw:g>
                  <svg:desc>Sheet1.S3:Sheet1.S9</svg:desc>
                </draw:g>
              </table:table-cell>
              <table:table-cell office:value-type="float" office:value="308">
                <text:p>308</text:p>
                <draw:g>
                  <svg:desc>Sheet1.T3:Sheet1.T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">
                <text:p>0.41</text:p>
              </table:table-cell>
              <table:table-cell office:value-type="float" office:value="99">
                <text:p>99</text:p>
              </table:table-cell>
              <table:table-cell office:value-type="float" office:value="923">
                <text:p>923</text:p>
              </table:table-cell>
              <table:table-cell office:value-type="float" office:value="258">
                <text:p>2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112">
                <text:p>112</text:p>
              </table:table-cell>
              <table:table-cell office:value-type="float" office:value="1319">
                <text:p>1319</text:p>
              </table:table-cell>
              <table:table-cell office:value-type="float" office:value="321">
                <text:p>32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198">
                <text:p>198</text:p>
              </table:table-cell>
              <table:table-cell office:value-type="float" office:value="1515">
                <text:p>1515</text:p>
              </table:table-cell>
              <table:table-cell office:value-type="float" office:value="474">
                <text:p>474</text:p>
              </table:table-cell>
              <table:table-cell office:value-type="float" office:value="383.000000000004">
                <text:p>383.000000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  <table:table-cell office:value-type="float" office:value="203.999999999993">
                <text:p>203.999999999993</text:p>
              </table:table-cell>
              <table:table-cell office:value-type="float" office:value="1375.00000000001">
                <text:p>1375.00000000001</text:p>
              </table:table-cell>
              <table:table-cell office:value-type="float" office:value="487.000000000004">
                <text:p>487.00000000000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">
                <text:p>1.32</text:p>
              </table:table-cell>
              <table:table-cell office:value-type="float" office:value="173">
                <text:p>173</text:p>
              </table:table-cell>
              <table:table-cell office:value-type="float" office:value="1067">
                <text:p>1067</text:p>
              </table:table-cell>
              <table:table-cell office:value-type="float" office:value="410">
                <text:p>41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4">
                <text:p>1.44</text:p>
              </table:table-cell>
              <table:table-cell office:value-type="float" office:value="282">
                <text:p>282</text:p>
              </table:table-cell>
              <table:table-cell office:value-type="float" office:value="1454.99999999999">
                <text:p>1454.99999999999</text:p>
              </table:table-cell>
              <table:table-cell office:value-type="float" office:value="630.000000000007">
                <text:p>630.000000000007</text:p>
              </table:table-cell>
              <table:table-cell office:value-type="float" office:value="518.999999999993">
                <text:p>518.9999999999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400" chart:reverse-direction="false" text:line-break="false" loext:try-staggering-first="false" chart:link-data-style-to-source="true" chart:axis-position="1"/>
      <style:graphic-properties svg:stroke-width="0.051cm" svg:stroke-color="#b3b3b3"/>
      <style:text-properties fo:font-size="16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188cm" svg:height="9.76cm" xlink:href=".." xlink:type="simple" chart:class="chart:line" chart:style-name="ch1">
        <chart:legend chart:legend-position="end" svg:x="8.206cm" svg:y="0.457cm" style:legend-expansion="custom" chartooo:width="3.307cm" chartooo:height="4.545cm" style:legend-expansion-aspect-ratio="0.727612761276128" chart:style-name="ch2"/>
        <chart:plot-area chart:style-name="ch3" table:cell-range-address="Sheet1.P2:Sheet1.T9" chart:data-source-has-labels="both" svg:x="-0.234cm" svg:y="0.036cm" svg:width="12.014cm" svg:height="9.617cm">
          <chartooo:coordinate-region svg:x="1.266cm" svg:y="0.352cm" svg:width="10.169cm" svg:height="8.421cm"/>
          <chart:axis chart:dimension="x" chart:name="primary-x" chart:style-name="ch4" chartooo:axis-type="auto">
            <chartooo:date-scale/>
            <chart:categories table:cell-range-address="Sheet1.Q2:Sheet1.T2"/>
          </chart:axis>
          <chart:axis chart:dimension="y" chart:name="primary-y" chart:style-name="ch5"/>
          <chart:series chart:style-name="ch6" chart:values-cell-range-address="Sheet1.Q3:Sheet1.T3" chart:label-cell-address="Sheet1.P3:Sheet1.P3" chart:class="chart:line">
            <chart:data-point chart:repeated="4"/>
          </chart:series>
          <chart:series chart:style-name="ch7" chart:values-cell-range-address="Sheet1.Q4:Sheet1.T4" chart:label-cell-address="Sheet1.P4:Sheet1.P4" chart:class="chart:line">
            <chart:data-point chart:repeated="4"/>
          </chart:series>
          <chart:series chart:style-name="ch8" chart:values-cell-range-address="Sheet1.Q5:Sheet1.T5" chart:label-cell-address="Sheet1.P5:Sheet1.P5" chart:class="chart:line">
            <chart:data-point chart:repeated="4"/>
          </chart:series>
          <chart:series chart:style-name="ch9" chart:values-cell-range-address="Sheet1.Q6:Sheet1.T6" chart:label-cell-address="Sheet1.P6:Sheet1.P6" chart:class="chart:line">
            <chart:data-point chart:repeated="4"/>
          </chart:series>
          <chart:series chart:style-name="ch10" chart:values-cell-range-address="Sheet1.Q7:Sheet1.T7" chart:label-cell-address="Sheet1.P7:Sheet1.P7" chart:class="chart:line">
            <chart:data-point chart:repeated="4"/>
          </chart:series>
          <chart:series chart:style-name="ch11" chart:values-cell-range-address="Sheet1.Q8:Sheet1.T8" chart:label-cell-address="Sheet1.P8:Sheet1.P8" chart:class="chart:line">
            <chart:data-point chart:repeated="4"/>
          </chart:series>
          <chart:series chart:style-name="ch12" chart:values-cell-range-address="Sheet1.Q9:Sheet1.T9" chart:label-cell-address="Sheet1.P9:Sheet1.P9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1.Q2:Sheet1.T2</svg:desc>
                </draw:g>
              </table:table-cell>
              <table:table-cell office:value-type="string">
                <text:p>1X</text:p>
              </table:table-cell>
              <table:table-cell office:value-type="string">
                <text:p>2X</text:p>
              </table:table-cell>
              <table:table-cell office:value-type="string">
                <text:p>4X</text:p>
              </table:table-cell>
            </table:table-row>
          </table:table-header-rows>
          <table:table-rows>
            <table:table-row>
              <table:table-cell office:value-type="string">
                <text:p>0.37</text:p>
                <draw:g>
                  <svg:desc>Sheet1.P3:Sheet1.P3</svg:desc>
                </draw:g>
              </table:table-cell>
              <table:table-cell office:value-type="float" office:value="155.999999999993">
                <text:p>155.999999999993</text:p>
                <draw:g>
                  <svg:desc>Sheet1.Q3:Sheet1.T3</svg:desc>
                </draw:g>
              </table:table-cell>
              <table:table-cell office:value-type="float" office:value="1013.99999999999">
                <text:p>1013.99999999999</text:p>
              </table:table-cell>
              <table:table-cell office:value-type="float" office:value="369.000000000007">
                <text:p>369.00000000000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0.41</text:p>
                <draw:g>
                  <svg:desc>Sheet1.P4:Sheet1.P4</svg:desc>
                </draw:g>
              </table:table-cell>
              <table:table-cell office:value-type="float" office:value="99">
                <text:p>99</text:p>
                <draw:g>
                  <svg:desc>Sheet1.Q4:Sheet1.T4</svg:desc>
                </draw:g>
              </table:table-cell>
              <table:table-cell office:value-type="float" office:value="923">
                <text:p>923</text:p>
              </table:table-cell>
              <table:table-cell office:value-type="float" office:value="258">
                <text:p>2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.43</text:p>
                <draw:g>
                  <svg:desc>Sheet1.P5:Sheet1.P5</svg:desc>
                </draw:g>
              </table:table-cell>
              <table:table-cell office:value-type="float" office:value="112">
                <text:p>112</text:p>
                <draw:g>
                  <svg:desc>Sheet1.Q5:Sheet1.T5</svg:desc>
                </draw:g>
              </table:table-cell>
              <table:table-cell office:value-type="float" office:value="1319">
                <text:p>1319</text:p>
              </table:table-cell>
              <table:table-cell office:value-type="float" office:value="321">
                <text:p>32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0.86</text:p>
                <draw:g>
                  <svg:desc>Sheet1.P6:Sheet1.P6</svg:desc>
                </draw:g>
              </table:table-cell>
              <table:table-cell office:value-type="float" office:value="198">
                <text:p>198</text:p>
                <draw:g>
                  <svg:desc>Sheet1.Q6:Sheet1.T6</svg:desc>
                </draw:g>
              </table:table-cell>
              <table:table-cell office:value-type="float" office:value="1515">
                <text:p>1515</text:p>
              </table:table-cell>
              <table:table-cell office:value-type="float" office:value="474">
                <text:p>474</text:p>
              </table:table-cell>
              <table:table-cell office:value-type="float" office:value="383.000000000004">
                <text:p>383.000000000004</text:p>
              </table:table-cell>
            </table:table-row>
            <table:table-row>
              <table:table-cell office:value-type="string">
                <text:p>0.99</text:p>
                <draw:g>
                  <svg:desc>Sheet1.P7:Sheet1.P7</svg:desc>
                </draw:g>
              </table:table-cell>
              <table:table-cell office:value-type="float" office:value="203.999999999993">
                <text:p>203.999999999993</text:p>
                <draw:g>
                  <svg:desc>Sheet1.Q7:Sheet1.T7</svg:desc>
                </draw:g>
              </table:table-cell>
              <table:table-cell office:value-type="float" office:value="1375.00000000001">
                <text:p>1375.00000000001</text:p>
              </table:table-cell>
              <table:table-cell office:value-type="float" office:value="487.000000000004">
                <text:p>487.00000000000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.32</text:p>
                <draw:g>
                  <svg:desc>Sheet1.P8:Sheet1.P8</svg:desc>
                </draw:g>
              </table:table-cell>
              <table:table-cell office:value-type="float" office:value="173">
                <text:p>173</text:p>
                <draw:g>
                  <svg:desc>Sheet1.Q8:Sheet1.T8</svg:desc>
                </draw:g>
              </table:table-cell>
              <table:table-cell office:value-type="float" office:value="1067">
                <text:p>1067</text:p>
              </table:table-cell>
              <table:table-cell office:value-type="float" office:value="410">
                <text:p>41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.44</text:p>
                <draw:g>
                  <svg:desc>Sheet1.P9:Sheet1.P9</svg:desc>
                </draw:g>
              </table:table-cell>
              <table:table-cell office:value-type="float" office:value="282">
                <text:p>282</text:p>
                <draw:g>
                  <svg:desc>Sheet1.Q9:Sheet1.T9</svg:desc>
                </draw:g>
              </table:table-cell>
              <table:table-cell office:value-type="float" office:value="1454.99999999999">
                <text:p>1454.99999999999</text:p>
              </table:table-cell>
              <table:table-cell office:value-type="float" office:value="630.000000000007">
                <text:p>630.000000000007</text:p>
              </table:table-cell>
              <table:table-cell office:value-type="float" office:value="518.999999999993">
                <text:p>518.9999999999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